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  <style:text-properties officeooo:paragraph-rsid="000213f5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  <style:text-properties officeooo:paragraph-rsid="0002212a"/>
    </style:style>
    <style:style style:name="P4" style:family="paragraph" style:parent-style-name="Standard">
      <style:text-properties officeooo:rsid="000213f5" officeooo:paragraph-rsid="000213f5"/>
    </style:style>
    <style:style style:name="P5" style:family="paragraph" style:parent-style-name="Text_20_body">
      <style:text-properties officeooo:rsid="000213f5" officeooo:paragraph-rsid="000213f5"/>
    </style:style>
    <style:style style:name="P6" style:family="paragraph" style:parent-style-name="Text_20_body">
      <style:text-properties officeooo:rsid="0002212a" officeooo:paragraph-rsid="0002212a"/>
    </style:style>
    <style:style style:name="P7" style:family="paragraph" style:parent-style-name="Text_20_body">
      <style:text-properties officeooo:rsid="0002da12" officeooo:paragraph-rsid="0002da12"/>
    </style:style>
    <style:style style:name="T1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ffffff" loext:char-shading-value="0" loext:padding="0in" loext:border="none"/>
    </style:style>
    <style:style style:name="T3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213f5" fo:background-color="#ffffff" loext:char-shading-value="0" loext:padding="0in" loext:border="none"/>
    </style:style>
    <style:style style:name="T4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2212a" fo:background-color="#ffffff" loext:char-shading-value="0" loext:padding="0in" loext:border="none"/>
    </style:style>
    <style:style style:name="T5" style:family="text">
      <style:text-properties officeooo:rsid="0002212a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king with local git repository:</text:p>
      <text:p text:style-name="P5"><text:span text:style-name="Source_20_Text"><text:span text:style-name="T1">git config --global user.name "your name goes here" — ініціалізація користувача</text:span></text:span></text:p>
      <text:p text:style-name="P5"><text:span text:style-name="Source_20_Text"><text:span text:style-name="T1">git init - ініціалізація локального репозиторія </text:span></text:span></text:p>
      <text:p text:style-name="P1"><text:span text:style-name="Source_20_Text"><text:span text:style-name="T2">git status — </text:span></text:span><text:span text:style-name="Source_20_Text"><text:span text:style-name="T3">перевірити статус (стан) гілки на якій зараз знаходиться користувач</text:span></text:span></text:p>
      <text:p text:style-name="P2"><text:span text:style-name="Source_20_Text"><text:span text:style-name="T3">gid add &lt;file&gt; - добавити файл в staging are </text:span></text:span></text:p>
      <text:p text:style-name="P2"><text:span text:style-name="Source_20_Text"><text:span text:style-name="T3">Staging area — це спосіб Гіта вести облік змін які користувач хоче зробити в наступний коміт.</text:span></text:span></text:p>
      <text:p text:style-name="P3"><text:span text:style-name="Source_20_Text"><text:span text:style-name="T4">Коміт — це коли ми говоримо зберегти теперішній стан локальної папки репозиторія </text:span></text:span></text:p>
      <text:p text:style-name="P2"><text:span text:style-name="Source_20_Text"><text:span text:style-name="T3">3 стана файлів з якими користувач може працювати в гіт:</text:span></text:span></text:p>
      <text:p text:style-name="P2"><text:span text:style-name="Source_20_Text"><text:span text:style-name="T3">1) Версія на жорсткому диску<text:line-break/>2) Версія в Staging are<text:line-break/>3) Версія в </text:span></text:span><text:span text:style-name="Source_20_Text"><text:span text:style-name="T4">яка збережена в локальному репозиторії</text:span></text:span></text:p>
      <text:p text:style-name="Text_20_body"><text:line-break/><text:span text:style-name="T5">HASH і SHA — одне і те саме? В туторіалі сказано що кожен файл має SHA, а кожна папка HASHED?</text:span></text:p>
      <text:p text:style-name="Text_20_body"/>
      <text:p text:style-name="Text_20_body"><text:span text:style-name="Source_20_Text"><text:span text:style-name="T2">git checkout -b my_new_feature - “-</text:span></text:span><text:span text:style-name="Source_20_Text"><text:span text:style-name="T4">b” це для створення нової гілки</text:span></text:span></text:p>
      <text:p text:style-name="P6">git clone — копіює віддалений репозитарій і завантажує все що він містить в собі</text:p>
      <text:p text:style-name="P6">git fetch — завантажити вміст з віддаленого репозитрія</text:p>
      <text:p text:style-name="P6">git pull &lt;remote&gt;— це комбінація git fetch та git merge для того щоб завантажити вміст з віддаленого репозиторія та одночасно одразу обновити вміст локального репозитрія.</text:p>
      <text:p text:style-name="P6">Git push &lt;remote&gt; &lt;branch&gt;.— для вигрузки вмісту з локального репозиторія в віддалений</text:p>
      <text:p text:style-name="P7">git stash — зберегти на закомічені зміни локально щоб робити зміни, переключатися між гілка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2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6:52:15.612673986</meta:creation-date>
    <meta:generator>LibreOffice/7.4.1.2$Linux_X86_64 LibreOffice_project/40$Build-2</meta:generator>
    <dc:date>2022-12-08T16:36:31.605421279</dc:date>
    <meta:editing-duration>PT1H53M49S</meta:editing-duration>
    <meta:editing-cycles>3</meta:editing-cycles>
    <meta:document-statistic meta:table-count="0" meta:image-count="0" meta:object-count="0" meta:page-count="1" meta:paragraph-count="16" meta:word-count="196" meta:character-count="1262" meta:non-whitespace-character-count="1071"/>
  </office:meta>
</office:document-meta>
</file>